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info</text:h>
      <text:h text:outline-level="2" text:style-name="Heading_2" text:is-list-header="true">Table structure for table users</text:h>
      <table:table table:name="user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s</text:h>
      <table:table table:name="users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maharani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jingga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0.1</meta:generator>
    <meta:initial-creator>phpMyAdmin 4.8.0.1</meta:initial-creator>
    <meta:creation-date>2019-05-25T14:58:17</meta:creation-date>
  </office:meta>
</office:document-meta>
</file>